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БЕЗ НАЗВАНИЯ]</text:p>
      <text:p text:style-name="P3"/>
      <text:p text:style-name="P3">1</text:p>
      <text:p text:style-name="P2"/>
      <text:p text:style-name="P2">Ана много раз представляла себе, как это будет. Выписанные ей препараты перестанут помогать, вызывая лишь головную боль и тошноту. <text:s/>Она не пойдет к врачу за новым направлением - в очередной медицинский центр, где воздух пропитан формалином, а от каменного пола исходит противоестественный холод, от которого ломит ноги, - понимая, что ей уже ничем не смогут помочь.</text:p>
      <text:p text:style-name="P2">Она не сразу убедит себя в том, что это необходимо. Она раз десять отложит свой неотвратимый уход, пытаясь придумать хоть какой-нибудь повод, чтобы остаться с Нивом еще немного, провести вместе с ним последний выходной, последний вечер, последнее утро, но дышать с каждым днем будет все сложнее, она не уже сможет скрывать приступы мучительного удушья, Нив начнет замечать ее страдания. И тогда наконец она решится.</text:p>
      <text:p text:style-name="P2">Она проснется рано утром, когда в их комнате, обращенной к рассвету окном, будет еще свежо после мучительной беззвездной ночи, когда холод сменяет исступляющее пекло, а пустыня кажется лишь сном. Нив сделает ей укол, последний и уже совершенно не нужный. Она скажет ему, что чувствует себя значительно лучше в это тихое, с желтоватым налетом пустынной пыли утро. Наверное, ей просто нездоровилось последние дни. Как там называется эта странная болезнь, от которой начинаешь хандрить и не хочешь даже выходить из дома, как уставшие от жизни старики?</text:p>
      <text:p text:style-name="P2">Она попытается настроить приемник, чтобы послушать утренний выпуск новостей, как делала обычно, каждое утро, всю свою жизнь, но радио в тот день будет работать плохо, и она не услышит ничего, кроме треска помех. Потом она скажет, что ей уже нужно торопиться на работу, что она опаздывает, что ее просили прийти пораньше, и она просто забыла упомянуть об этом вчера.</text:p>
      <text:p text:style-name="P2">Ана представляла, как сложно ей будет бороться с желанием задержаться хотя бы на несколько минут, понимая, что, если она останется еще ненамного, то потом уже не найдет в себе сил, чтобы уйти. Она поцелует Нива в губы и быстро отвернется, когда он скажет "до вечера", чтобы он не видел ее глаза. Потом наденет респираторную маску.</text:p>
      <text:p text:style-name="P2">Вся улица покажется ей истошно-желтой, как на скверном снимке. Ветер будет поднимать волны колючей пыли, точно в городе начинается песчаная буря, и скоро все дома заметет песком.</text:p>
      <text:p text:style-name="P2">Несмотря на ранний час на станции будет шумно и людно, словно <text:soft-page-break/>этот последний для нее день, сбившись ритма, начнется раньше, чем обычно - загремят с металлическим звоном громкоговорители на стенах, извещая о прибытии бесконечных поездов, вздрогнет, как после судорожного пробуждения, и начнет заводить постоянно повторяющуюся песню радио, безуспешно пытаясь заглушить гул голосов, а из-за столпотворения на подъеме к перрону Ане придется пропустить несколько поездов.</text:p>
      <text:p text:style-name="P2">Наконец она с трудом протиснется в переполненный вагон, встанет у самых дверей и увидит, как до отвращения знакомый перрон, застыв на секунду в исцаранном стекле, вдруг унесется с пугающей скоростью прочь и исчезнет в солнечной вспышке. Нескончаемый гомон будет мучать Ану и в странно кренящемся как воздушный корабль составе, летящем над выгоревшими улицами в потоках раскаленного ветра. Ей вдруг покажется, что все вокруг говорят на языке, который она не знает, который она не может понять. Она закроет глаза, попытается сосредоточиться только на дыхании. Выдох. Глубокий вдох. Запах кислоты в респираторной маске.</text:p>
      <text:p text:style-name="P2">Постепенно, по мере того, как нарушающий законы тяготения поезд будет удаляться от ее дома, начнут пустеть вагоны, затихнут разговоры, люди перестанут заходить на станциях, точно весь город заразился той непонятной болезнью, о которой она рассказывала Ниву по утру. Город в пыльных окнах будет все больше напоминать пустыню. Ана даже найдет себе свободное местечко у окна, однако резкое мелькаение солнечного света быстро начнет ее раздражать. Солнце над раскрашенными домами вдруг покажется ей огромным и багровым как в пустыне. Весь в городе воздух пропитается песчаной пылью. Музыка, играющая в поезде перед каждой станцией, будет напоминать те заунывные, почти лишенные мелодий песни, которые она слушала по радио в детстве. <text:s/></text:p>
      <text:p text:style-name="P2">Потом она приедет на конечную. Ана почему-то представляла себе как эстакада обрывается прямо посреди улицы, как улица, наполовину стертая ее воображением, переходит в бесконечные пес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3M12S</meta:editing-duration>
    <meta:editing-cycles>315</meta:editing-cycles>
    <meta:generator>OpenOffice.org/3.1$Win32 OpenOffice.org_project/310m11$Build-9399</meta:generator>
    <dc:date>2010-01-22T03:44:47.33</dc:date>
    <dc:creator>Василий Воронков</dc:creator>
    <meta:document-statistic meta:table-count="0" meta:image-count="0" meta:object-count="0" meta:page-count="2" meta:paragraph-count="13" meta:word-count="635" meta:character-count="4214"/>
    <meta:user-defined meta:name="Info 1"/>
    <meta:user-defined meta:name="Info 2"/>
    <meta:user-defined meta:name="Info 3"/>
    <meta:user-defined meta:name="Info 4"/>
  </office:meta>
</office:document-meta>
</file>